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 Black" svg:font-family="'Noto Serif CJK SC Black'" style:font-adornments="Black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automatic-styles>
    <style:style style:name="P1" style:family="paragraph" style:parent-style-name="Standard">
      <style:text-properties style:font-name="Noto Serif CJK SC" fo:font-size="22pt" fo:font-weight="bold" style:font-name-asian="Noto Serif CJK SC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Noto Serif CJK SC" fo:font-size="12pt" fo:font-weight="bold" style:font-name-asian="Noto Serif CJK SC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一些经验</text:p>
      <text:p text:style-name="P2">一、vivado在使用的时候出现Synthesis Failed（综合失败），可能是出现中文域名的原因。我个人是因为电脑的名字原来是“杨镇源的laptop”而导致综合失败，修改为“Young-MC“可以综合成功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roman" style:font-pitch="variable"/>
    <style:font-face style:name="Noto Serif CJK SC Black" svg:font-family="'Noto Serif CJK SC Black'" style:font-adornments="Black" style:font-family-generic="roman" style:font-pitch="variable"/>
    <style:font-face style:name="等线" svg:font-family="等线" style:font-family-generic="roman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等线" fo:font-size="10.5pt" fo:language="en" fo:country="US" style:letter-kerning="true" style:font-name-asian="等线1" style:font-size-asian="10.5pt" style:language-asian="zh" style:country-asian="CN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ung JOJO</meta:initial-creator>
    <meta:editing-cycles>6</meta:editing-cycles>
    <meta:creation-date>2022-09-15T02:05:00</meta:creation-date>
    <dc:date>2022-09-17T11:33:04.996519514</dc:date>
    <meta:editing-duration>PT3M43S</meta:editing-duration>
    <meta:generator>LibreOffice/7.3.5.2$Linux_X86_64 LibreOffice_project/30$Build-2</meta:generator>
    <meta:document-statistic meta:table-count="0" meta:image-count="0" meta:object-count="0" meta:page-count="1" meta:paragraph-count="2" meta:word-count="76" meta:character-count="110" meta:non-whitespace-character-count="109"/>
    <meta:user-defined meta:name="AppVersion">16.0000</meta:user-defined>
    <meta:template xlink:type="simple" xlink:actuate="onRequest" xlink:title="Normal.dotm" xlink:href=""/>
  </office:meta>
</office:document-meta>
</file>